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418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ill of materials for SimplePn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idge-carriagep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gt2-idler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17-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vacuum-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100mm 2020 extr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5x8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5 T-slot 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x6 bol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6 flat head bol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x12 bol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cket head</text:p>
          </table:table-cell>
        </table:table-row>
        <table:table-row table:style-name="ro1">
          <table:table-cell office:value-type="string" calcext:value-type="string">
            <text:p>M3 T-slot n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3 10mm brass stando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xisbelt-cl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belt-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headcamera-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-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Bottomcamera-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stom design for SimplePnP</text:p>
          </table:table-cell>
        </table:table-row>
        <table:table-row table:style-name="ro1">
          <table:table-cell office:value-type="string" calcext:value-type="string">
            <text:p>nema8 motor 8HY0001-7S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ma17 motor 17HS402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rag chain 10x10 or 10x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gle bracket for 2020 extr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gt2 driven pulley 16t 5mm b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idler pulley 3mm ID bea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gt2 6mm belt 3 or 5 me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ones provide better precision</text:p>
          </table:table-cell>
        </table:table-row>
        <table:table-row table:style-name="ro1">
          <table:table-cell office:value-type="string" calcext:value-type="string">
            <text:p>stepper driver TMC2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tom design for SimplePnP or external drivers</text:p>
          </table:table-cell>
        </table:table-row>
        <table:table-row table:style-name="ro1">
          <table:table-cell office:value-type="string" calcext:value-type="string">
            <text:p>GRBL contro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stom design for SimplePnP or Arduino with GRBL</text:p>
          </table:table-cell>
        </table:table-row>
        <table:table-row table:style-name="ro1">
          <table:table-cell office:value-type="string" calcext:value-type="string">
            <text:p>stepper motor cab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’s preference</text:p>
          </table:table-cell>
        </table:table-row>
        <table:table-row table:style-name="ro1">
          <table:table-cell office:value-type="string" calcext:value-type="string">
            <text:p>air tubing 4x2.5 OdxID 5 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t in half</text:p>
          </table:table-cell>
        </table:table-row>
        <table:table-row table:style-name="ro1">
          <table:table-cell office:value-type="string" calcext:value-type="string">
            <text:p>MGN9 350mm 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100mm 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MGN9 carri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GN9C carriage by default, MGN9H can be used with alternative hole pattern design (soon)</text:p>
          </table:table-cell>
        </table:table-row>
        <table:table-row table:style-name="ro1">
          <table:table-cell office:value-type="string" calcext:value-type="string">
            <text:p>camera module OV9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and 2.8mm focal length</text:p>
          </table:table-cell>
        </table:table-row>
        <table:table-row table:style-name="ro1">
          <table:table-cell office:value-type="string" calcext:value-type="string">
            <text:p>power supply 12V 80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cuum pump -40 kPa 10 l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use two instead of valves for dual heads</text:p>
          </table:table-cell>
        </table:table-row>
        <table:table-row table:style-name="ro1">
          <table:table-cell office:value-type="string" calcext:value-type="string">
            <text:p>M6 rotary fitting for 4mm OD tub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reduction f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ends on pump inlet</text:p>
          </table:table-cell>
        </table:table-row>
        <table:table-row table:style-name="ro1">
          <table:table-cell office:value-type="string" calcext:value-type="string">
            <text:p>rotary fitting coupler 5x15mm IDx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 threads on one side for rotary fitting (see model in the repo for more info)</text:p>
          </table:table-cell>
        </table:table-row>
        <table:table-row table:style-name="ro1">
          <table:table-cell office:value-type="string" calcext:value-type="string">
            <text:p>nozzle 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ztechnik.ca</text:p>
          </table:table-cell>
        </table:table-row>
        <table:table-row table:style-name="ro1">
          <table:table-cell office:value-type="string" calcext:value-type="string">
            <text:p>ground pin 3x15mm ODxLen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ler pulley axis</text:p>
          </table:table-cell>
        </table:table-row>
        <table:table-row table:style-name="ro1">
          <table:table-cell office:value-type="string" calcext:value-type="string">
            <text:p>vacuum nozzles Juki 5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503, 504 and 505, extra 506, 507 and 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6:53:07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2:15:07.658000000</meta:creation-date>
    <dc:date>2019-12-19T16:57:45.592000000</dc:date>
    <meta:editing-duration>PT3H51M25S</meta:editing-duration>
    <meta:editing-cycles>18</meta:editing-cycles>
    <meta:generator>LibreOffice/6.0.2.1$Windows_X86_64 LibreOffice_project/f7f06a8f319e4b62f9bc5095aa112a65d2f3ac89</meta:generator>
    <meta:document-statistic meta:table-count="1" meta:cell-count="120" meta:object-count="0"/>
  </office:meta>
</office:document-meta>
</file>